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7cm"/>
    </style:style>
    <style:style style:name="co2" style:family="table-column">
      <style:table-column-properties fo:break-before="auto" style:column-width="1.947cm"/>
    </style:style>
    <style:style style:name="co3" style:family="table-column">
      <style:table-column-properties fo:break-before="auto" style:column-width="2.111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1.838cm"/>
    </style:style>
    <style:style style:name="co6" style:family="table-column">
      <style:table-column-properties fo:break-before="auto" style:column-width="2.304cm"/>
    </style:style>
    <style:style style:name="co7" style:family="table-column">
      <style:table-column-properties fo:break-before="auto" style:column-width="2.03cm"/>
    </style:style>
    <style:style style:name="co8" style:family="table-column">
      <style:table-column-properties fo:break-before="auto" style:column-width="1.921cm"/>
    </style:style>
    <style:style style:name="co9" style:family="table-column">
      <style:table-column-properties fo:break-before="auto" style:column-width="3.671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Munkalap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>
            <text:p>Lapcserélő Alg.</text:p>
          </table:table-cell>
          <table:table-cell office:value-type="string">
            <text:p>CacheUse</text:p>
          </table:table-cell>
          <table:table-cell office:value-type="string">
            <text:p>CacheTime</text:p>
          </table:table-cell>
          <table:table-cell office:value-type="string">
            <text:p>MemUseRead</text:p>
          </table:table-cell>
          <table:table-cell office:value-type="string">
            <text:p>MemUseWrite</text:p>
          </table:table-cell>
          <table:table-cell office:value-type="string">
            <text:p>MemTime</text:p>
          </table:table-cell>
          <table:table-cell office:value-type="string">
            <text:p>VirtUseRead</text:p>
          </table:table-cell>
          <table:table-cell office:value-type="string">
            <text:p>VirtUseWrite</text:p>
          </table:table-cell>
          <table:table-cell office:value-type="string">
            <text:p>VirtTime</text:p>
          </table:table-cell>
          <table:table-cell office:value-type="string">
            <text:p>CacheFault</text:p>
          </table:table-cell>
          <table:table-cell office:value-type="string">
            <text:p>PageFault</text:p>
          </table:table-cell>
          <table:table-cell office:value-type="string">
            <text:p>CacheFoundRatio</text:p>
          </table:table-cell>
          <table:table-cell office:value-type="string">
            <text:p>Compacts</text:p>
          </table:table-cell>
        </table:table-row>
        <table:table-row table:style-name="ro1">
          <table:table-cell office:value-type="string">
            <text:p>FIFO</text:p>
          </table:table-cell>
          <table:table-cell table:number-columns-repeated="2" office:value-type="float" office:value="22164">
            <text:p>22164</text:p>
          </table:table-cell>
          <table:table-cell office:value-type="float" office:value="1245600">
            <text:p>1245600</text:p>
          </table:table-cell>
          <table:table-cell office:value-type="float" office:value="1470880">
            <text:p>1470880</text:p>
          </table:table-cell>
          <table:table-cell office:value-type="float" office:value="27164800">
            <text:p>27164800</text:p>
          </table:table-cell>
          <table:table-cell office:value-type="float" office:value="1417216">
            <text:p>1417216</text:p>
          </table:table-cell>
          <table:table-cell office:value-type="float" office:value="1191936">
            <text:p>1191936</text:p>
          </table:table-cell>
          <table:table-cell office:value-type="float" office:value="260915200">
            <text:p>260915200</text:p>
          </table:table-cell>
          <table:table-cell office:value-type="float" office:value="1677">
            <text:p>1677</text:p>
          </table:table-cell>
          <table:table-cell office:value-type="float" office:value="692">
            <text:p>692</text:p>
          </table:table-cell>
          <table:table-cell office:value-type="string">
            <text:p>0.92433676231727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RU</text:p>
          </table:table-cell>
          <table:table-cell table:number-columns-repeated="2" office:value-type="float" office:value="22164">
            <text:p>22164</text:p>
          </table:table-cell>
          <table:table-cell office:value-type="float" office:value="1100192">
            <text:p>1100192</text:p>
          </table:table-cell>
          <table:table-cell office:value-type="float" office:value="1345952">
            <text:p>1345952</text:p>
          </table:table-cell>
          <table:table-cell office:value-type="float" office:value="24461440">
            <text:p>24461440</text:p>
          </table:table-cell>
          <table:table-cell office:value-type="float" office:value="1292288">
            <text:p>1292288</text:p>
          </table:table-cell>
          <table:table-cell office:value-type="float" office:value="1046528">
            <text:p>1046528</text:p>
          </table:table-cell>
          <table:table-cell office:value-type="float" office:value="233881600">
            <text:p>233881600</text:p>
          </table:table-cell>
          <table:table-cell office:value-type="float" office:value="1677">
            <text:p>1677</text:p>
          </table:table-cell>
          <table:table-cell office:value-type="float" office:value="631">
            <text:p>631</text:p>
          </table:table-cell>
          <table:table-cell office:value-type="string">
            <text:p>0.92433676231727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andom</text:p>
          </table:table-cell>
          <table:table-cell table:number-columns-repeated="2" office:value-type="float" office:value="22164">
            <text:p>22164</text:p>
          </table:table-cell>
          <table:table-cell office:value-type="float" office:value="1239456">
            <text:p>1239456</text:p>
          </table:table-cell>
          <table:table-cell office:value-type="float" office:value="1599904">
            <text:p>1599904</text:p>
          </table:table-cell>
          <table:table-cell office:value-type="float" office:value="28393600">
            <text:p>28393600</text:p>
          </table:table-cell>
          <table:table-cell office:value-type="float" office:value="1546240">
            <text:p>1546240</text:p>
          </table:table-cell>
          <table:table-cell office:value-type="float" office:value="1185792">
            <text:p>1185792</text:p>
          </table:table-cell>
          <table:table-cell office:value-type="float" office:value="273203200">
            <text:p>273203200</text:p>
          </table:table-cell>
          <table:table-cell office:value-type="float" office:value="1677">
            <text:p>1677</text:p>
          </table:table-cell>
          <table:table-cell office:value-type="float" office:value="755">
            <text:p>755</text:p>
          </table:table-cell>
          <table:table-cell office:value-type="string">
            <text:p>0.92433676231727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econd Chance</text:p>
          </table:table-cell>
          <table:table-cell table:number-columns-repeated="2" office:value-type="float" office:value="22164">
            <text:p>22164</text:p>
          </table:table-cell>
          <table:table-cell office:value-type="float" office:value="1161632">
            <text:p>1161632</text:p>
          </table:table-cell>
          <table:table-cell office:value-type="float" office:value="1413536">
            <text:p>1413536</text:p>
          </table:table-cell>
          <table:table-cell office:value-type="float" office:value="25751680">
            <text:p>25751680</text:p>
          </table:table-cell>
          <table:table-cell office:value-type="float" office:value="1359872">
            <text:p>1359872</text:p>
          </table:table-cell>
          <table:table-cell office:value-type="float" office:value="1107968">
            <text:p>1107968</text:p>
          </table:table-cell>
          <table:table-cell office:value-type="float" office:value="246784000">
            <text:p>246784000</text:p>
          </table:table-cell>
          <table:table-cell office:value-type="float" office:value="1677">
            <text:p>1677</text:p>
          </table:table-cell>
          <table:table-cell office:value-type="float" office:value="664">
            <text:p>664</text:p>
          </table:table-cell>
          <table:table-cell office:value-type="string">
            <text:p>0.92433676231727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RU</text:p>
          </table:table-cell>
          <table:table-cell table:number-columns-repeated="2" office:value-type="float" office:value="22164">
            <text:p>22164</text:p>
          </table:table-cell>
          <table:table-cell office:value-type="float" office:value="1106336">
            <text:p>1106336</text:p>
          </table:table-cell>
          <table:table-cell office:value-type="float" office:value="1583520">
            <text:p>1583520</text:p>
          </table:table-cell>
          <table:table-cell office:value-type="float" office:value="26898560">
            <text:p>26898560</text:p>
          </table:table-cell>
          <table:table-cell office:value-type="float" office:value="1529856">
            <text:p>1529856</text:p>
          </table:table-cell>
          <table:table-cell office:value-type="float" office:value="1052672">
            <text:p>1052672</text:p>
          </table:table-cell>
          <table:table-cell office:value-type="float" office:value="258252800">
            <text:p>258252800</text:p>
          </table:table-cell>
          <table:table-cell office:value-type="float" office:value="1677">
            <text:p>1677</text:p>
          </table:table-cell>
          <table:table-cell office:value-type="float" office:value="747">
            <text:p>747</text:p>
          </table:table-cell>
          <table:table-cell office:value-type="string">
            <text:p>0.92433676231727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ging</text:p>
          </table:table-cell>
          <table:table-cell table:number-columns-repeated="2" office:value-type="float" office:value="22164">
            <text:p>22164</text:p>
          </table:table-cell>
          <table:table-cell office:value-type="float" office:value="1194400">
            <text:p>1194400</text:p>
          </table:table-cell>
          <table:table-cell office:value-type="float" office:value="1411488">
            <text:p>1411488</text:p>
          </table:table-cell>
          <table:table-cell office:value-type="float" office:value="26058880">
            <text:p>26058880</text:p>
          </table:table-cell>
          <table:table-cell office:value-type="float" office:value="1357824">
            <text:p>1357824</text:p>
          </table:table-cell>
          <table:table-cell office:value-type="float" office:value="1140736">
            <text:p>1140736</text:p>
          </table:table-cell>
          <table:table-cell office:value-type="float" office:value="249856000">
            <text:p>249856000</text:p>
          </table:table-cell>
          <table:table-cell office:value-type="float" office:value="1677">
            <text:p>1677</text:p>
          </table:table-cell>
          <table:table-cell office:value-type="float" office:value="663">
            <text:p>663</text:p>
          </table:table-cell>
          <table:table-cell office:value-type="string">
            <text:p>0.924336762317271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>
            <draw:frame table:end-cell-address="Munkalap1.D24" table:end-x="1.073cm" table:end-y="0.398cm" draw:z-index="0" draw:style-name="gr1" svg:width="8cm" svg:height="6.986cm" svg:x="0.274cm" svg:y="0.16cm">
              <draw:object draw:notify-on-update-of-ranges="Munkalap1.A1:Munkalap1.A1 Munkalap1.A2:Munkalap1.A7 Munkalap1.K1:Munkalap1.K1 Munkalap1.K2:Munkalap1.K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>
            <draw:frame table:end-cell-address="Munkalap1.H24" table:end-x="0.991cm" table:end-y="0.451cm" draw:z-index="1" draw:style-name="gr1" svg:width="8cm" svg:height="6.986cm" svg:x="2.196cm" svg:y="0.213cm">
              <draw:object draw:notify-on-update-of-ranges="Munkalap1.A1:Munkalap1.A1 Munkalap1.A2:Munkalap1.A7 Munkalap1.I1:Munkalap1.I1 Munkalap1.I2:Munkalap1.I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>
            <draw:frame table:end-cell-address="Munkalap1.L24" table:end-x="2.217cm" table:end-y="0.318cm" draw:z-index="2" draw:style-name="gr1" svg:width="7.999cm" svg:height="6.986cm" svg:x="0.258cm" svg:y="0.08cm">
              <draw:object draw:notify-on-update-of-ranges="Munkalap1.A1:Munkalap1.A1 Munkalap1.A2:Munkalap1.A7 Munkalap1.F1:Munkalap1.F1 Munkalap1.F2:Munkalap1.F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hu" fo:country="H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hu" fo:country="H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0">2010.05.10</text:date>, <text:time>00:29:22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5-10T00:29:22</dc:date>
    <dc:creator>Mr.Zealot </dc:creator>
    <meta:document-statistic meta:table-count="1" meta:cell-count="91" meta:object-count="3"/>
    <meta:generator>OpenOffice.org/3.2$Linu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001cm" svg:height="6.987cm" xlink:href=".." chart:class="chart:bar" chart:style-name="ch1">
        <chart:plot-area chart:style-name="ch2" table:cell-range-address="Munkalap1.A1:Munkalap1.A7 Munkalap1.K1:Munkalap1.K7" chart:data-source-has-labels="both" svg:x="0.119cm" svg:y="0.139cm" svg:width="7.722cm" svg:height="6.771cm">
          <chart:axis chart:dimension="x" chart:name="primary-x" chart:style-name="ch3">
            <chart:title svg:x="3.498cm" svg:y="6.477cm" chart:style-name="ch4">
              <text:p>Algoritmus</text:p>
            </chart:title>
            <chart:categories table:cell-range-address="Munkalap1.A2:Munkalap1.A7"/>
          </chart:axis>
          <chart:axis chart:dimension="y" chart:name="primary-y" chart:style-name="ch5">
            <chart:title svg:x="0.161cm" svg:y="4.429cm" chart:style-name="ch6">
              <text:p>Laphibák száma</text:p>
            </chart:title>
            <chart:grid chart:style-name="ch7" chart:class="major"/>
          </chart:axis>
          <chart:series chart:style-name="ch8" chart:values-cell-range-address="Munkalap1.K2:Munkalap1.K7" chart:label-cell-address="Munkalap1.K1:Munkalap1.K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unkalap1.K1:Munkalap1.K1">PageFault</text:p>
              </table:table-cell>
            </table:table-row>
          </table:table-header-rows>
          <table:table-rows>
            <table:table-row>
              <table:table-cell office:value-type="string">
                <text:p text:id="Munkalap1.A2:Munkalap1.A7">FIFO</text:p>
              </table:table-cell>
              <table:table-cell office:value-type="float" office:value="692">
                <text:p text:id="Munkalap1.K2:Munkalap1.K7">692</text:p>
              </table:table-cell>
            </table:table-row>
            <table:table-row>
              <table:table-cell office:value-type="string">
                <text:p>LRU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Second Chance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NRU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Aging</text:p>
              </table:table-cell>
              <table:table-cell office:value-type="float" office:value="663">
                <text:p>6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001cm" svg:height="6.987cm" xlink:href=".." chart:class="chart:bar" chart:style-name="ch1">
        <chart:plot-area chart:style-name="ch2" table:cell-range-address="Munkalap1.A1:Munkalap1.A7 Munkalap1.I1:Munkalap1.I7" chart:data-source-has-labels="both" svg:x="0.119cm" svg:y="0.139cm" svg:width="7.722cm" svg:height="6.771cm">
          <chart:axis chart:dimension="x" chart:name="primary-x" chart:style-name="ch3">
            <chart:title svg:x="3.498cm" svg:y="6.477cm" chart:style-name="ch4">
              <text:p>Algoritmus</text:p>
            </chart:title>
            <chart:categories table:cell-range-address="Munkalap1.A2:Munkalap1.A7"/>
          </chart:axis>
          <chart:axis chart:dimension="y" chart:name="primary-y" chart:style-name="ch5">
            <chart:title svg:x="0.161cm" svg:y="4.693cm" chart:style-name="ch6">
              <text:p>Virt. mem. használat</text:p>
            </chart:title>
            <chart:grid chart:style-name="ch7" chart:class="major"/>
          </chart:axis>
          <chart:series chart:style-name="ch8" chart:values-cell-range-address="Munkalap1.I2:Munkalap1.I7" chart:label-cell-address="Munkalap1.I1:Munkalap1.I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unkalap1.I1:Munkalap1.I1">VirtTime</text:p>
              </table:table-cell>
            </table:table-row>
          </table:table-header-rows>
          <table:table-rows>
            <table:table-row>
              <table:table-cell office:value-type="string">
                <text:p text:id="Munkalap1.A2:Munkalap1.A7">FIFO</text:p>
              </table:table-cell>
              <table:table-cell office:value-type="float" office:value="260915200">
                <text:p text:id="Munkalap1.I2:Munkalap1.I7">260915200</text:p>
              </table:table-cell>
            </table:table-row>
            <table:table-row>
              <table:table-cell office:value-type="string">
                <text:p>LRU</text:p>
              </table:table-cell>
              <table:table-cell office:value-type="float" office:value="233881600">
                <text:p>233881600</text:p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273203200">
                <text:p>273203200</text:p>
              </table:table-cell>
            </table:table-row>
            <table:table-row>
              <table:table-cell office:value-type="string">
                <text:p>Second Chance</text:p>
              </table:table-cell>
              <table:table-cell office:value-type="float" office:value="246784000">
                <text:p>246784000</text:p>
              </table:table-cell>
            </table:table-row>
            <table:table-row>
              <table:table-cell office:value-type="string">
                <text:p>NRU</text:p>
              </table:table-cell>
              <table:table-cell office:value-type="float" office:value="258252800">
                <text:p>258252800</text:p>
              </table:table-cell>
            </table:table-row>
            <table:table-row>
              <table:table-cell office:value-type="string">
                <text:p>Aging</text:p>
              </table:table-cell>
              <table:table-cell office:value-type="float" office:value="249856000">
                <text:p>249856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cm" svg:height="6.987cm" xlink:href=".." chart:class="chart:bar" chart:style-name="ch1">
        <chart:plot-area chart:style-name="ch2" table:cell-range-address="Munkalap1.A1:Munkalap1.A7 Munkalap1.F1:Munkalap1.F7" chart:data-source-has-labels="both" svg:x="0.119cm" svg:y="0.139cm" svg:width="7.721cm" svg:height="6.771cm">
          <chart:axis chart:dimension="x" chart:name="primary-x" chart:style-name="ch3">
            <chart:title svg:x="3.497cm" svg:y="6.477cm" chart:style-name="ch4">
              <text:p>Algoritmus</text:p>
            </chart:title>
            <chart:categories table:cell-range-address="Munkalap1.A2:Munkalap1.A7"/>
          </chart:axis>
          <chart:axis chart:dimension="y" chart:name="primary-y" chart:style-name="ch5">
            <chart:title svg:x="0.161cm" svg:y="4.614cm" chart:style-name="ch6">
              <text:p>Memória használat</text:p>
            </chart:title>
            <chart:grid chart:style-name="ch7" chart:class="major"/>
          </chart:axis>
          <chart:series chart:style-name="ch8" chart:values-cell-range-address="Munkalap1.F2:Munkalap1.F7" chart:label-cell-address="Munkalap1.F1:Munkalap1.F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unkalap1.F1:Munkalap1.F1">MemTime</text:p>
              </table:table-cell>
            </table:table-row>
          </table:table-header-rows>
          <table:table-rows>
            <table:table-row>
              <table:table-cell office:value-type="string">
                <text:p text:id="Munkalap1.A2:Munkalap1.A7">FIFO</text:p>
              </table:table-cell>
              <table:table-cell office:value-type="float" office:value="27164800">
                <text:p text:id="Munkalap1.F2:Munkalap1.F7">27164800</text:p>
              </table:table-cell>
            </table:table-row>
            <table:table-row>
              <table:table-cell office:value-type="string">
                <text:p>LRU</text:p>
              </table:table-cell>
              <table:table-cell office:value-type="float" office:value="24461440">
                <text:p>24461440</text:p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28393600">
                <text:p>28393600</text:p>
              </table:table-cell>
            </table:table-row>
            <table:table-row>
              <table:table-cell office:value-type="string">
                <text:p>Second Chance</text:p>
              </table:table-cell>
              <table:table-cell office:value-type="float" office:value="25751680">
                <text:p>25751680</text:p>
              </table:table-cell>
            </table:table-row>
            <table:table-row>
              <table:table-cell office:value-type="string">
                <text:p>NRU</text:p>
              </table:table-cell>
              <table:table-cell office:value-type="float" office:value="26898560">
                <text:p>26898560</text:p>
              </table:table-cell>
            </table:table-row>
            <table:table-row>
              <table:table-cell office:value-type="string">
                <text:p>Aging</text:p>
              </table:table-cell>
              <table:table-cell office:value-type="float" office:value="26058880">
                <text:p>260588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